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un Aug 20 16:33:42 2023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0403341<text:a xlink:href="http://services.wakegov.com/realestate/Account.asp?id=0403341" xlink:type="simple">0403341</text:a></text:p>
          </table:table-cell>
          <table:table-cell office:value-type="string" calcext:value-type="string">
            <text:p>photo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0403343<text:a xlink:href="http://services.wakegov.com/realestate/Account.asp?id=0403343" xlink:type="simple">0403343</text:a></text:p>
          </table:table-cell>
          <table:table-cell office:value-type="string" calcext:value-type="string">
            <text:p>photo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0403344<text:a xlink:href="http://services.wakegov.com/realestate/Account.asp?id=0403344" xlink:type="simple">0403344</text:a></text:p>
          </table:table-cell>
          <table:table-cell office:value-type="string" calcext:value-type="string">
            <text:p>photo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 table:visibility="filter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0403345<text:a xlink:href="http://services.wakegov.com/realestate/Account.asp?id=0403345" xlink:type="simple">0403345</text:a></text:p>
          </table:table-cell>
          <table:table-cell office:value-type="string" calcext:value-type="string">
            <text:p>photo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0403346<text:a xlink:href="http://services.wakegov.com/realestate/Account.asp?id=0403346" xlink:type="simple">0403346</text:a></text:p>
          </table:table-cell>
          <table:table-cell office:value-type="string" calcext:value-type="string">
            <text:p>photo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0403348<text:a xlink:href="http://services.wakegov.com/realestate/Account.asp?id=0403348" xlink:type="simple">0403348</text:a></text:p>
          </table:table-cell>
          <table:table-cell office:value-type="string" calcext:value-type="string">
            <text:p>photo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0<text:a xlink:href="http://services.wakegov.com/realestate/Account.asp?id=0403260" xlink:type="simple">0403260</text:a></text:p>
          </table:table-cell>
          <table:table-cell office:value-type="string" calcext:value-type="string">
            <text:p>photo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0403262<text:a xlink:href="http://services.wakegov.com/realestate/Account.asp?id=0403262" xlink:type="simple">0403262</text:a></text:p>
          </table:table-cell>
          <table:table-cell office:value-type="string" calcext:value-type="string">
            <text:p>photo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3<text:a xlink:href="http://services.wakegov.com/realestate/Account.asp?id=0403263" xlink:type="simple">0403263</text:a></text:p>
          </table:table-cell>
          <table:table-cell office:value-type="string" calcext:value-type="string">
            <text:p>photo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5<text:a xlink:href="http://services.wakegov.com/realestate/Account.asp?id=0403265" xlink:type="simple">0403265</text:a></text:p>
          </table:table-cell>
          <table:table-cell office:value-type="string" calcext:value-type="string">
            <text:p>photo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0403266<text:a xlink:href="http://services.wakegov.com/realestate/Account.asp?id=0403266" xlink:type="simple">0403266</text:a></text:p>
          </table:table-cell>
          <table:table-cell office:value-type="string" calcext:value-type="string">
            <text:p>photo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7<text:a xlink:href="http://services.wakegov.com/realestate/Account.asp?id=0403267" xlink:type="simple">0403267</text:a></text:p>
          </table:table-cell>
          <table:table-cell office:value-type="string" calcext:value-type="string">
            <text:p>photo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0403269<text:a xlink:href="http://services.wakegov.com/realestate/Account.asp?id=0403269" xlink:type="simple">0403269</text:a></text:p>
          </table:table-cell>
          <table:table-cell office:value-type="string" calcext:value-type="string">
            <text:p>photo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0<text:a xlink:href="http://services.wakegov.com/realestate/Account.asp?id=0403270" xlink:type="simple">0403270</text:a></text:p>
          </table:table-cell>
          <table:table-cell office:value-type="string" calcext:value-type="string">
            <text:p>photo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GREGG, SUSAN D</text:p>
          </table:table-cell>
          <table:table-cell office:value-type="string" calcext:value-type="string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71<text:a xlink:href="http://services.wakegov.com/realestate/Account.asp?id=0403271" xlink:type="simple">0403271</text:a></text:p>
          </table:table-cell>
          <table:table-cell office:value-type="string" calcext:value-type="string">
            <text:p>photo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72<text:a xlink:href="http://services.wakegov.com/realestate/Account.asp?id=0403272" xlink:type="simple">0403272</text:a></text:p>
          </table:table-cell>
          <table:table-cell office:value-type="string" calcext:value-type="string">
            <text:p>photo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0403276<text:a xlink:href="http://services.wakegov.com/realestate/Account.asp?id=0403276" xlink:type="simple">0403276</text:a></text:p>
          </table:table-cell>
          <table:table-cell office:value-type="string" calcext:value-type="string">
            <text:p>photo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7<text:a xlink:href="http://services.wakegov.com/realestate/Account.asp?id=0403277" xlink:type="simple">0403277</text:a></text:p>
          </table:table-cell>
          <table:table-cell office:value-type="string" calcext:value-type="string">
            <text:p>photo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8<text:a xlink:href="http://services.wakegov.com/realestate/Account.asp?id=0403278" xlink:type="simple">0403278</text:a></text:p>
          </table:table-cell>
          <table:table-cell office:value-type="string" calcext:value-type="string">
            <text:p>photo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281<text:a xlink:href="http://services.wakegov.com/realestate/Account.asp?id=0403281" xlink:type="simple">0403281</text:a></text:p>
          </table:table-cell>
          <table:table-cell office:value-type="string" calcext:value-type="string">
            <text:p>photo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0403282<text:a xlink:href="http://services.wakegov.com/realestate/Account.asp?id=0403282" xlink:type="simple">0403282</text:a></text:p>
          </table:table-cell>
          <table:table-cell office:value-type="string" calcext:value-type="string">
            <text:p>photo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3<text:a xlink:href="http://services.wakegov.com/realestate/Account.asp?id=0403283" xlink:type="simple">0403283</text:a></text:p>
          </table:table-cell>
          <table:table-cell office:value-type="string" calcext:value-type="string">
            <text:p>photo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84<text:a xlink:href="http://services.wakegov.com/realestate/Account.asp?id=0403284" xlink:type="simple">0403284</text:a></text:p>
          </table:table-cell>
          <table:table-cell office:value-type="string" calcext:value-type="string">
            <text:p>photo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5<text:a xlink:href="http://services.wakegov.com/realestate/Account.asp?id=0403285" xlink:type="simple">0403285</text:a></text:p>
          </table:table-cell>
          <table:table-cell office:value-type="string" calcext:value-type="string">
            <text:p>photo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0403286<text:a xlink:href="http://services.wakegov.com/realestate/Account.asp?id=0403286" xlink:type="simple">0403286</text:a></text:p>
          </table:table-cell>
          <table:table-cell office:value-type="string" calcext:value-type="string">
            <text:p>photo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47020</text:p>
          </table:table-cell>
          <table:table-cell office:value-type="string" calcext:value-type="string">
            <text:p>0403287<text:a xlink:href="http://services.wakegov.com/realestate/Account.asp?id=0403287" xlink:type="simple">0403287</text:a></text:p>
          </table:table-cell>
          <table:table-cell office:value-type="string" calcext:value-type="string">
            <text:p>photo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0403349<text:a xlink:href="http://services.wakegov.com/realestate/Account.asp?id=0403349" xlink:type="simple">0403349</text:a></text:p>
          </table:table-cell>
          <table:table-cell office:value-type="string" calcext:value-type="string">
            <text:p>photo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0403350<text:a xlink:href="http://services.wakegov.com/realestate/Account.asp?id=0403350" xlink:type="simple">0403350</text:a></text:p>
          </table:table-cell>
          <table:table-cell office:value-type="string" calcext:value-type="string">
            <text:p>photo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0403351<text:a xlink:href="http://services.wakegov.com/realestate/Account.asp?id=0403351" xlink:type="simple">0403351</text:a></text:p>
          </table:table-cell>
          <table:table-cell office:value-type="string" calcext:value-type="string">
            <text:p>photo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KING, CHRISTINE</text:p>
          </table:table-cell>
          <table:table-cell office:value-type="string" calcext:value-type="string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0403353<text:a xlink:href="http://services.wakegov.com/realestate/Account.asp?id=0403353" xlink:type="simple">0403353</text:a></text:p>
          </table:table-cell>
          <table:table-cell office:value-type="string" calcext:value-type="string">
            <text:p>photo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YATES, JAMES M JR</text:p>
          </table:table-cell>
          <table:table-cell office:value-type="string" calcext:value-type="string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0403362<text:a xlink:href="http://services.wakegov.com/realestate/Account.asp?id=0403362" xlink:type="simple">0403362</text:a></text:p>
          </table:table-cell>
          <table:table-cell office:value-type="string" calcext:value-type="string">
            <text:p>photo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0403366<text:a xlink:href="http://services.wakegov.com/realestate/Account.asp?id=0403366" xlink:type="simple">0403366</text:a></text:p>
          </table:table-cell>
          <table:table-cell office:value-type="string" calcext:value-type="string">
            <text:p>photo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0403373<text:a xlink:href="http://services.wakegov.com/realestate/Account.asp?id=0403373" xlink:type="simple">0403373</text:a></text:p>
          </table:table-cell>
          <table:table-cell office:value-type="string" calcext:value-type="string">
            <text:p>photo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0403374<text:a xlink:href="http://services.wakegov.com/realestate/Account.asp?id=0403374" xlink:type="simple">0403374</text:a></text:p>
          </table:table-cell>
          <table:table-cell office:value-type="string" calcext:value-type="string">
            <text:p>photo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string" calcext:value-type="string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string" calcext:value-type="string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NN, MARVIN L</text:p>
          </table:table-cell>
          <table:table-cell office:value-type="string" calcext:value-type="string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0403402<text:a xlink:href="http://services.wakegov.com/realestate/Account.asp?id=0403402" xlink:type="simple">0403402</text:a></text:p>
          </table:table-cell>
          <table:table-cell office:value-type="string" calcext:value-type="string">
            <text:p>photo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403<text:a xlink:href="http://services.wakegov.com/realestate/Account.asp?id=0403403" xlink:type="simple">0403403</text:a></text:p>
          </table:table-cell>
          <table:table-cell office:value-type="string" calcext:value-type="string">
            <text:p>photo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404<text:a xlink:href="http://services.wakegov.com/realestate/Account.asp?id=0403404" xlink:type="simple">0403404</text:a></text:p>
          </table:table-cell>
          <table:table-cell office:value-type="string" calcext:value-type="string">
            <text:p>photo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EVERETT, DURWARD R JR</text:p>
          </table:table-cell>
          <table:table-cell office:value-type="string" calcext:value-type="string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string" calcext:value-type="string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UAIG, MARION C</text:p>
          </table:table-cell>
          <table:table-cell office:value-type="string" calcext:value-type="string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string" calcext:value-type="string">
            <text:p>608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02<text:a xlink:href="http://services.wakegov.com/realestate/Account.asp?id=0461502" xlink:type="simple">0461502</text:a></text:p>
          </table:table-cell>
          <table:table-cell office:value-type="string" calcext:value-type="string">
            <text:p>photo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J</text:p>
          </table:table-cell>
          <table:table-cell office:value-type="string" calcext:value-type="string">
            <text:p>1203</text:p>
          </table:table-cell>
          <table:table-cell office:value-type="date" office:date-value="2023-06-10" calcext:value-type="date">
            <text:p>06/10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0<text:a xlink:href="http://services.wakegov.com/realestate/Account.asp?id=0479600" xlink:type="simple">0479600</text:a></text:p>
          </table:table-cell>
          <table:table-cell office:value-type="string" calcext:value-type="string">
            <text:p>photo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1<text:a xlink:href="http://services.wakegov.com/realestate/Account.asp?id=0479601" xlink:type="simple">0479601</text:a></text:p>
          </table:table-cell>
          <table:table-cell office:value-type="string" calcext:value-type="string">
            <text:p>photo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2<text:a xlink:href="http://services.wakegov.com/realestate/Account.asp?id=0479602" xlink:type="simple">0479602</text:a></text:p>
          </table:table-cell>
          <table:table-cell office:value-type="string" calcext:value-type="string">
            <text:p>photo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07<text:a xlink:href="http://services.wakegov.com/realestate/Account.asp?id=0479607" xlink:type="simple">0479607</text:a></text:p>
          </table:table-cell>
          <table:table-cell office:value-type="string" calcext:value-type="string">
            <text:p>photo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0<text:a xlink:href="http://services.wakegov.com/realestate/Account.asp?id=0479610" xlink:type="simple">0479610</text:a></text:p>
          </table:table-cell>
          <table:table-cell office:value-type="string" calcext:value-type="string">
            <text:p>photo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2<text:a xlink:href="http://services.wakegov.com/realestate/Account.asp?id=0479612" xlink:type="simple">0479612</text:a></text:p>
          </table:table-cell>
          <table:table-cell office:value-type="string" calcext:value-type="string">
            <text:p>photo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15<text:a xlink:href="http://services.wakegov.com/realestate/Account.asp?id=0479615" xlink:type="simple">0479615</text:a></text:p>
          </table:table-cell>
          <table:table-cell office:value-type="string" calcext:value-type="string">
            <text:p>photo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16<text:a xlink:href="http://services.wakegov.com/realestate/Account.asp?id=0479616" xlink:type="simple">0479616</text:a></text:p>
          </table:table-cell>
          <table:table-cell office:value-type="string" calcext:value-type="string">
            <text:p>photo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18<text:a xlink:href="http://services.wakegov.com/realestate/Account.asp?id=0479618" xlink:type="simple">0479618</text:a></text:p>
          </table:table-cell>
          <table:table-cell office:value-type="string" calcext:value-type="string">
            <text:p>photo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9<text:a xlink:href="http://services.wakegov.com/realestate/Account.asp?id=0479619" xlink:type="simple">0479619</text:a></text:p>
          </table:table-cell>
          <table:table-cell office:value-type="string" calcext:value-type="string">
            <text:p>photo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0<text:a xlink:href="http://services.wakegov.com/realestate/Account.asp?id=0479620" xlink:type="simple">0479620</text:a></text:p>
          </table:table-cell>
          <table:table-cell office:value-type="string" calcext:value-type="string">
            <text:p>photo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2<text:a xlink:href="http://services.wakegov.com/realestate/Account.asp?id=0479622" xlink:type="simple">0479622</text:a></text:p>
          </table:table-cell>
          <table:table-cell office:value-type="string" calcext:value-type="string">
            <text:p>photo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3<text:a xlink:href="http://services.wakegov.com/realestate/Account.asp?id=0479623" xlink:type="simple">0479623</text:a></text:p>
          </table:table-cell>
          <table:table-cell office:value-type="string" calcext:value-type="string">
            <text:p>photo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6<text:a xlink:href="http://services.wakegov.com/realestate/Account.asp?id=0479626" xlink:type="simple">0479626</text:a></text:p>
          </table:table-cell>
          <table:table-cell office:value-type="string" calcext:value-type="string">
            <text:p>photo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7<text:a xlink:href="http://services.wakegov.com/realestate/Account.asp?id=0479627" xlink:type="simple">0479627</text:a></text:p>
          </table:table-cell>
          <table:table-cell office:value-type="string" calcext:value-type="string">
            <text:p>photo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0<text:a xlink:href="http://services.wakegov.com/realestate/Account.asp?id=0479630" xlink:type="simple">0479630</text:a></text:p>
          </table:table-cell>
          <table:table-cell office:value-type="string" calcext:value-type="string">
            <text:p>photo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35<text:a xlink:href="http://services.wakegov.com/realestate/Account.asp?id=0479635" xlink:type="simple">0479635</text:a></text:p>
          </table:table-cell>
          <table:table-cell office:value-type="string" calcext:value-type="string">
            <text:p>photo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7<text:a xlink:href="http://services.wakegov.com/realestate/Account.asp?id=0479637" xlink:type="simple">0479637</text:a></text:p>
          </table:table-cell>
          <table:table-cell office:value-type="string" calcext:value-type="string">
            <text:p>photo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0<text:a xlink:href="http://services.wakegov.com/realestate/Account.asp?id=0479640" xlink:type="simple">0479640</text:a></text:p>
          </table:table-cell>
          <table:table-cell office:value-type="string" calcext:value-type="string">
            <text:p>photo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3<text:a xlink:href="http://services.wakegov.com/realestate/Account.asp?id=0479643" xlink:type="simple">0479643</text:a></text:p>
          </table:table-cell>
          <table:table-cell office:value-type="string" calcext:value-type="string">
            <text:p>photo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5<text:a xlink:href="http://services.wakegov.com/realestate/Account.asp?id=0479645" xlink:type="simple">0479645</text:a></text:p>
          </table:table-cell>
          <table:table-cell office:value-type="string" calcext:value-type="string">
            <text:p>photo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6<text:a xlink:href="http://services.wakegov.com/realestate/Account.asp?id=0479646" xlink:type="simple">0479646</text:a></text:p>
          </table:table-cell>
          <table:table-cell office:value-type="string" calcext:value-type="string">
            <text:p>photo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0<text:a xlink:href="http://services.wakegov.com/realestate/Account.asp?id=0479650" xlink:type="simple">0479650</text:a></text:p>
          </table:table-cell>
          <table:table-cell office:value-type="string" calcext:value-type="string">
            <text:p>photo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53<text:a xlink:href="http://services.wakegov.com/realestate/Account.asp?id=0479653" xlink:type="simple">0479653</text:a></text:p>
          </table:table-cell>
          <table:table-cell office:value-type="string" calcext:value-type="string">
            <text:p>photo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4:54:48.629784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08-20T16:39:01.368944051</dc:date>
    <meta:editing-duration>PT3H33M9S</meta:editing-duration>
    <meta:editing-cycles>32</meta:editing-cycles>
    <meta:generator>LibreOffice/7.5.5.2$Linux_X86_64 LibreOffice_project/50$Build-2</meta:generator>
    <dc:creator>Mike Gering</dc:creator>
    <meta:document-statistic meta:table-count="2" meta:cell-count="3672" meta:object-count="1"/>
  </office:meta>
</office:document-meta>
</file>